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 fo:background-color="#e6ff00" fo:padding="0.049cm" fo:border="0.002cm solid #000000" style:shadow="none">
        <style:background-image/>
      </style:paragraph-properties>
    </style:style>
    <style:style style:name="P2" style:family="paragraph" style:parent-style-name="Standard">
      <style:paragraph-properties fo:background-color="#ffff00" fo:padding="0.049cm" fo:border="0.037cm solid #198a8a" style:shadow="none">
        <style:background-image/>
      </style:paragraph-properties>
    </style:style>
    <style:style style:name="P3" style:family="paragraph" style:parent-style-name="Standard">
      <style:paragraph-properties fo:padding-left="0.25cm" fo:padding-right="0.049cm" fo:padding-top="0.101cm" fo:padding-bottom="0.349cm" fo:border="0.002cm solid #ff3333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aaaaaaaaaaaaaaaaaaaaaaa</text:p>
      <text:p text:style-name="Standard"/>
      <text:p text:style-name="P3">bbbbbbbbbbbbbbbbbbbb</text:p>
      <text:p text:style-name="P3">cccccccccccccc</text:p>
      <text:p text:style-name="P3">dddddddddddddddd</text:p>
      <text:p text:style-name="P3">eeeeeeeeeeeeeeeeeeeeeee</text:p>
      <text:p text:style-name="Standard"/>
      <text:p text:style-name="Standard"/>
      <text:p text:style-name="P2">fffffffffffffffffffffffffffff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20T10:31:48.78</meta:creation-date>
    <dc:date>2012-11-14T09:13:13.13</dc:date>
    <meta:editing-duration>PT00H02M47S</meta:editing-duration>
    <meta:editing-cycles>3</meta:editing-cycles>
    <meta:generator>OpenOffice.org/3.2$Win32 OpenOffice.org_project/320m18$Build-9502</meta:generator>
    <meta:document-statistic meta:table-count="0" meta:image-count="0" meta:object-count="0" meta:page-count="1" meta:paragraph-count="6" meta:word-count="6" meta:character-count="126"/>
    <dc:creator>L P</dc:creator>
  </office:meta>
</office:document-meta>
</file>